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11.84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plicació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uso</text:p>
          </table:table-cell>
          <table:table-cell office:value-type="string" calcext:value-type="string">
            <text:p>Cos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ting (servidor, dominio)</text:p>
          </table:table-cell>
          <table:table-cell table:style-name="ce7" office:value-type="string" calcext:value-type="string">
            <text:p>1027.06/añ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net, paquete infinitum de 50 MB</text:p>
          </table:table-cell>
          <table:table-cell office:value-type="string" calcext:value-type="string">
            <text:p>389/m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mador (egresado, para sitios web)</text:p>
          </table:table-cell>
          <table:table-cell office:value-type="string" calcext:value-type="string">
            <text:p><text:s/>$12,000 ($73.85 hor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P Intel i3 5°gen 8ram 500Gb HDD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office:value-type="string" calcext:value-type="string">
            <text:p>$507/m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tenimiento de la app</text:p>
          </table:table-cell>
          <table:table-cell table:style-name="ce8" office:value-type="currency" office:currency="MXN" office:value="4500" calcext:value-type="currency">
            <text:p>$4,500.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partidore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martphone + plan</text:p>
          </table:table-cell>
          <table:table-cell office:value-type="float" office:value="2350" calcext:value-type="float">
            <text:p>2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 de datos</text:p>
          </table:table-cell>
          <table:table-cell table:style-name="ce8" office:value-type="currency" office:currency="MXN" office:value="8670" calcext:value-type="currency">
            <text:p>$8,67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o promedio gasolina magna</text:p>
          </table:table-cell>
          <table:table-cell office:value-type="string" calcext:value-type="string">
            <text:p>21.99/li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o promedio gasolina premium</text:p>
          </table:table-cell>
          <table:table-cell office:value-type="string" calcext:value-type="string">
            <text:p>23.29/li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imiento motocicleta km/lt</text:p>
          </table:table-cell>
          <table:table-cell office:value-type="string" calcext:value-type="string">
            <text:p>25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jaj Pulsar 150 Neon</text:p>
          </table:table-cell>
          <table:table-cell table:style-name="ce9" office:value-type="currency" office:currency="MXN" office:value="39299" calcext:value-type="currency">
            <text:p>$39,29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ika 150Z</text:p>
          </table:table-cell>
          <table:table-cell table:style-name="ce7" office:value-type="currency" office:currency="MXN" office:value="34999" calcext:value-type="currency">
            <text:p>$34,99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zuki GIXXER 150</text:p>
          </table:table-cell>
          <table:table-cell table:style-name="ce7" office:value-type="currency" office:currency="MXN" office:value="55990" calcext:value-type="currency">
            <text:p>$55,99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ika BIT150 4</text:p>
          </table:table-cell>
          <table:table-cell table:style-name="ce7" office:value-type="currency" office:currency="MXN" office:value="33590" calcext:value-type="currency">
            <text:p>$33,59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oveedores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envase de plastico 1lt</text:p>
          </table:table-cell>
          <table:table-cell office:value-type="string" calcext:value-type="string">
            <text:p>$740.00/100p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ase de plástico ½ lt</text:p>
          </table:table-cell>
          <table:table-cell office:value-type="string" calcext:value-type="string">
            <text:p>$740.00/100p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bón para trastes, salvo </text:p>
          </table:table-cell>
          <table:table-cell office:value-type="string" calcext:value-type="string">
            <text:p>$210.00/2.6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office:value-type="string" calcext:value-type="string">
            <text:p>~48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 que lava</text:p>
          </table:table-cell>
          <table:table-cell office:value-type="string" calcext:value-type="string">
            <text:p>$250.00/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ro</text:p>
          </table:table-cell>
          <table:table-cell office:value-type="string" calcext:value-type="string">
            <text:p>$254.00/10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chila termica</text:p>
          </table:table-cell>
          <table:table-cell table:style-name="ce7" office:value-type="currency" office:currency="MXN" office:value="482" calcext:value-type="currency">
            <text:p>$48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sa canasta de tela moto</text:p>
          </table:table-cell>
          <table:table-cell table:style-name="ce7" office:value-type="currency" office:currency="MXN" office:value="1972.55" calcext:value-type="currency">
            <text:p>$1,972.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sa casta plastico moto</text:p>
          </table:table-cell>
          <table:table-cell table:style-name="ce7" office:value-type="currency" office:currency="MXN" office:value="3350" calcext:value-type="currency">
            <text:p>$3,35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quete esponjas para lavar platos</text:p>
          </table:table-cell>
          <table:table-cell office:value-type="string" calcext:value-type="string">
            <text:p>$170.00/24pz</text:p>
          </table:table-cell>
          <table:table-cell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3:45:18.330000000</meta:creation-date>
    <dc:date>2023-05-03T14:28:40.725000000</dc:date>
    <meta:editing-duration>PT3H41M46S</meta:editing-duration>
    <meta:editing-cycles>4</meta:editing-cycles>
    <meta:generator>LibreOffice/7.5.1.2$Windows_X86_64 LibreOffice_project/fcbaee479e84c6cd81291587d2ee68cba099e129</meta:generator>
    <meta:document-statistic meta:table-count="1" meta:cell-count="55" meta:object-count="0"/>
  </office:meta>
</office:document-meta>
</file>